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1819in"/>
        </style:tab-stops>
      </style:paragraph-properties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1819in"/>
        </style:tab-stops>
      </style:paragraph-properties>
      <style:text-properties officeooo:paragraph-rsid="00179571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1819in"/>
        </style:tab-stops>
      </style:paragraph-properties>
      <style:text-properties style:font-name="Monospace" fo:font-size="10pt" style:font-size-asian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1819in"/>
        </style:tab-stops>
      </style:paragraph-properties>
      <style:text-properties officeooo:rsid="0017c68f" officeooo:paragraph-rsid="0017c68f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1819in"/>
        </style:tab-stops>
      </style:paragraph-properties>
      <style:text-properties fo:color="#000000" officeooo:rsid="001b3f49" officeooo:paragraph-rsid="001b3f49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1819in"/>
        </style:tab-stops>
      </style:paragraph-properties>
      <style:text-properties fo:color="#000000" style:font-name="Monospace" fo:font-size="10pt" style:font-size-asian="10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1819in"/>
        </style:tab-stops>
      </style:paragraph-properties>
      <style:text-properties fo:color="#000000" style:font-name="Monospace" fo:font-size="10pt" officeooo:paragraph-rsid="00179571" style:font-size-asian="10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1819in"/>
        </style:tab-stops>
      </style:paragraph-properties>
      <style:text-properties fo:color="#000000" style:font-name="Monospace" fo:font-size="10pt" officeooo:rsid="00179571" officeooo:paragraph-rsid="00179571" style:font-size-asian="10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1819in"/>
        </style:tab-stops>
      </style:paragraph-properties>
      <style:text-properties fo:color="#000000" style:font-name="Monospace" fo:font-size="10pt" officeooo:rsid="0020c64e" officeooo:paragraph-rsid="0020c64e" style:font-size-asian="10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1819in"/>
        </style:tab-stops>
      </style:paragraph-properties>
      <style:text-properties fo:color="#000000" style:font-name="Monospace" fo:font-size="10pt" officeooo:rsid="0017c68f" officeooo:paragraph-rsid="0017c68f" style:font-size-asian="10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1819in"/>
        </style:tab-stops>
      </style:paragraph-properties>
      <style:text-properties fo:color="#000000" style:font-name="Monospace" fo:font-size="10pt" officeooo:rsid="001f3d7a" officeooo:paragraph-rsid="001f3d7a" style:font-size-asian="10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1819in"/>
        </style:tab-stops>
      </style:paragraph-properties>
      <style:text-properties fo:color="#000000" style:font-name="Monospace" fo:font-size="10pt" officeooo:rsid="00191597" officeooo:paragraph-rsid="00191597" style:font-size-asian="10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1819in"/>
        </style:tab-stops>
      </style:paragraph-properties>
      <style:text-properties fo:color="#000000" style:font-name="Monospace" fo:font-size="10pt" officeooo:rsid="00191597" officeooo:paragraph-rsid="001f3d7a" style:font-size-asian="10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1819in"/>
        </style:tab-stops>
      </style:paragraph-properties>
      <style:text-properties fo:color="#000000" style:font-name="Monospace" fo:font-size="10pt" officeooo:rsid="001b3f49" officeooo:paragraph-rsid="001b3f49" style:font-size-asian="10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1819in"/>
        </style:tab-stops>
      </style:paragraph-properties>
      <style:text-properties fo:color="#000000" style:font-name="Monospace" fo:font-size="10pt" officeooo:rsid="001b4ca1" officeooo:paragraph-rsid="001b4ca1" style:font-size-asian="10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1819in"/>
        </style:tab-stops>
      </style:paragraph-properties>
      <style:text-properties fo:color="#000000" style:font-name="Monospace" fo:font-size="10pt" officeooo:rsid="003b658e" officeooo:paragraph-rsid="003b658e" style:font-size-asian="10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1819in"/>
        </style:tab-stops>
      </style:paragraph-properties>
      <style:text-properties fo:color="#000000" style:font-name="Monospace" fo:font-size="10pt" officeooo:rsid="003bc776" officeooo:paragraph-rsid="003bc776" style:font-size-asian="10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1819in"/>
        </style:tab-stops>
      </style:paragraph-properties>
      <style:text-properties fo:color="#000000" style:font-name="Monospace" fo:font-size="10pt" officeooo:rsid="002c949f" officeooo:paragraph-rsid="002c949f" style:font-size-asian="10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1819in"/>
        </style:tab-stops>
      </style:paragraph-properties>
      <style:text-properties fo:color="#000000" style:font-name="Monospace" fo:font-size="10pt" officeooo:rsid="002eb8b6" officeooo:paragraph-rsid="002eb8b6" style:font-size-asian="10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1819in"/>
        </style:tab-stops>
      </style:paragraph-properties>
      <style:text-properties fo:color="#000000" style:font-name="Monospace" fo:font-size="10pt" officeooo:rsid="002fbc65" officeooo:paragraph-rsid="002fbc65" style:font-size-asian="10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1819in"/>
        </style:tab-stops>
      </style:paragraph-properties>
      <style:text-properties fo:color="#000000" style:font-name="Monospace" fo:font-size="10pt" officeooo:rsid="0033daf1" officeooo:paragraph-rsid="0033daf1" style:font-size-asian="10pt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1819in"/>
        </style:tab-stops>
      </style:paragraph-properties>
      <style:text-properties fo:color="#000000" style:font-name="Monospace" fo:font-size="10pt" officeooo:rsid="0038b6fc" officeooo:paragraph-rsid="0038b6fc" style:font-size-asian="10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1819in"/>
        </style:tab-stops>
      </style:paragraph-properties>
      <style:text-properties fo:color="#000000" style:font-name="Monospace" fo:font-size="10pt" officeooo:rsid="002b846c" officeooo:paragraph-rsid="002b846c" style:font-size-asian="10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1819in"/>
        </style:tab-stops>
      </style:paragraph-properties>
      <style:text-properties fo:color="#3f7f5f" style:font-name="Monospace" fo:font-size="10pt" style:font-size-asian="10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1819in"/>
        </style:tab-stops>
      </style:paragraph-properties>
      <style:text-properties officeooo:rsid="002fbc65" officeooo:paragraph-rsid="002fbc65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1819in"/>
        </style:tab-stops>
      </style:paragraph-properties>
      <style:text-properties officeooo:rsid="00353ed0" officeooo:paragraph-rsid="00353ed0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1819in"/>
        </style:tab-stops>
      </style:paragraph-properties>
      <style:text-properties officeooo:rsid="003722e9" officeooo:paragraph-rsid="003722e9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1819in"/>
        </style:tab-stops>
      </style:paragraph-properties>
      <style:text-properties officeooo:rsid="003d18ca" officeooo:paragraph-rsid="003d18ca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1819in"/>
        </style:tab-stops>
      </style:paragraph-properties>
      <style:text-properties officeooo:rsid="0045357f" officeooo:paragraph-rsid="0045357f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1819in"/>
        </style:tab-stops>
      </style:paragraph-properties>
      <style:text-properties officeooo:rsid="00475df3" officeooo:paragraph-rsid="00475df3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1819in"/>
        </style:tab-stops>
      </style:paragraph-properties>
      <style:text-properties officeooo:rsid="004858a3" officeooo:paragraph-rsid="004858a3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1819in"/>
        </style:tab-stops>
      </style:paragraph-properties>
      <style:text-properties officeooo:rsid="004a3a00" officeooo:paragraph-rsid="004a3a00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1819in"/>
        </style:tab-stops>
      </style:paragraph-properties>
      <style:text-properties fo:color="#000000" style:font-name="Monospace" fo:font-size="10pt" officeooo:rsid="003f8584" officeooo:paragraph-rsid="003f8584" style:font-size-asian="10pt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1819in"/>
        </style:tab-stops>
      </style:paragraph-properties>
      <style:text-properties fo:color="#000000" style:font-name="Monospace" fo:font-size="10pt" officeooo:rsid="003ea93e" officeooo:paragraph-rsid="00546fef" style:font-size-asian="10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1819in"/>
        </style:tab-stops>
      </style:paragraph-properties>
      <style:text-properties fo:color="#000000" style:font-name="Monospace" fo:font-size="10pt" officeooo:rsid="004bb45c" officeooo:paragraph-rsid="004bb45c" style:font-size-asian="10pt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1819in"/>
        </style:tab-stops>
      </style:paragraph-properties>
      <style:text-properties fo:color="#000000" style:font-name="Monospace" fo:font-size="10pt" officeooo:rsid="00516638" officeooo:paragraph-rsid="00516638" style:font-size-asian="10pt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1819in"/>
        </style:tab-stops>
      </style:paragraph-properties>
      <style:text-properties fo:color="#000000" style:font-name="Monospace" fo:font-size="10pt" style:font-size-asian="10pt"/>
    </style:style>
    <style:style style:name="P38" style:family="paragraph" style:parent-style-name="Header">
      <style:paragraph-properties fo:text-align="end" style:justify-single-word="false"/>
      <style:text-properties officeooo:rsid="0058057f" officeooo:paragraph-rsid="0058057f"/>
    </style:style>
    <style:style style:name="P39" style:family="paragraph">
      <style:paragraph-properties fo:text-align="center"/>
    </style:style>
    <style:style style:name="P40" style:family="paragraph">
      <loext:graphic-properties draw:fill="none" draw:fill-color="#ffffff"/>
      <style:paragraph-properties fo:text-align="center"/>
      <style:text-properties fo:font-size="12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officeooo:rsid="00191597" style:font-size-asian="10pt"/>
    </style:style>
    <style:style style:name="T4" style:family="text">
      <style:text-properties fo:color="#000000" style:font-name="Monospace" fo:font-size="10pt" officeooo:rsid="002fee31" style:font-size-asian="10pt"/>
    </style:style>
    <style:style style:name="T5" style:family="text">
      <style:text-properties fo:color="#000000" style:font-name="Monospace" fo:font-size="10pt" officeooo:rsid="003722e9" style:font-size-asian="10pt"/>
    </style:style>
    <style:style style:name="T6" style:family="text">
      <style:text-properties fo:color="#000000" style:font-name="Monospace" fo:font-size="10pt" officeooo:rsid="0038b6fc" style:font-size-asian="10pt"/>
    </style:style>
    <style:style style:name="T7" style:family="text">
      <style:text-properties fo:color="#000000" style:font-name="Monospace" fo:font-size="10pt" officeooo:rsid="003ea93e" style:font-size-asian="10pt"/>
    </style:style>
    <style:style style:name="T8" style:family="text">
      <style:text-properties fo:color="#000000" style:font-name="Monospace" fo:font-size="10pt" officeooo:rsid="004041c3" style:font-size-asian="10pt"/>
    </style:style>
    <style:style style:name="T9" style:family="text">
      <style:text-properties fo:color="#000000" style:font-name="Monospace" fo:font-size="10pt" officeooo:rsid="0046647d" style:font-size-asian="10pt"/>
    </style:style>
    <style:style style:name="T10" style:family="text">
      <style:text-properties fo:color="#000000" style:font-name="Monospace" fo:font-size="10pt" officeooo:rsid="00493da5" style:font-size-asian="10pt"/>
    </style:style>
    <style:style style:name="T11" style:family="text">
      <style:text-properties fo:color="#000000" style:font-name="Monospace" fo:font-size="10pt" officeooo:rsid="004bb45c" style:font-size-asian="10pt"/>
    </style:style>
    <style:style style:name="T12" style:family="text">
      <style:text-properties fo:color="#3f7f5f" style:font-name="Monospace" fo:font-size="10pt" style:font-size-asian="10pt"/>
    </style:style>
    <style:style style:name="T13" style:family="text">
      <style:text-properties fo:color="#3f7f5f" style:font-name="Monospace" fo:font-size="10pt" officeooo:rsid="00191597" style:font-size-asian="10pt"/>
    </style:style>
    <style:style style:name="T14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5" style:family="text">
      <style:text-properties fo:color="#6a3e3e" style:font-name="Monospace" fo:font-size="10pt" style:font-size-asian="10pt"/>
    </style:style>
    <style:style style:name="T16" style:family="text">
      <style:text-properties style:font-name="Monospace" fo:font-size="10pt" style:font-size-asian="10pt"/>
    </style:style>
    <style:style style:name="T17" style:family="text">
      <style:text-properties style:font-name="Monospace" fo:font-size="10pt" fo:font-style="italic" style:font-size-asian="10pt" style:font-style-asian="italic" style:font-style-complex="italic"/>
    </style:style>
    <style:style style:name="T18" style:family="text">
      <style:text-properties officeooo:rsid="00534d6c"/>
    </style:style>
    <style:style style:name="T19" style:family="text">
      <style:text-properties officeooo:rsid="0059d525"/>
    </style:style>
    <style:style style:name="T20" style:family="text">
      <style:text-properties fo:font-size="12pt"/>
    </style:style>
    <style:style style:name="gr1" style:family="graphic">
      <style:graphic-properties draw:stroke="none" svg:stroke-color="#000000" draw:fill="none" draw:fill-color="#ffffff" fo:min-height="0.123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><text:span text:style-name="T12">// </text:span><text:span text:style-name="T13">Remove the first object in the list</text:span></text:p>
      <text:p text:style-name="P2"><text:span text:style-name="T1">public</text:span><text:span text:style-name="T2"> Object removeFirst() </text:span><text:span text:style-name="T1">throws</text:span><text:span text:style-name="T2"> Exception {</text:span></text:p>
      <text:p text:style-name="P8"><text:tab/>1) Create a node Cur and set it to the first item in the list (after the dummy node)</text:p>
      <text:p text:style-name="P8"><text:tab/>2) Set this.head.next to cur.next, cutting out the first non-dummy element.</text:p>
      <text:p text:style-name="P8"><text:tab/>3) Set cur.next to null, isolating the removed element.</text:p>
      <text:p text:style-name="P8"><text:tab/>3) Decrease the lists size and return cur’s data (the data of the element removed)</text:p>
      <text:p text:style-name="P9">}</text:p>
      <text:p text:style-name="P7"/>
      <text:p text:style-name="P1"><text:span text:style-name="T12">// </text:span><text:span text:style-name="T13">Search the list for a specific object</text:span></text:p>
      <text:p text:style-name="P1"><text:span text:style-name="T1">public</text:span><text:span text:style-name="T2"> </text:span><text:span text:style-name="T1">boolean</text:span><text:span text:style-name="T2"> contains(Object </text:span><text:span text:style-name="T15">o</text:span><text:span text:style-name="T2">) {</text:span></text:p>
      <text:p text:style-name="P10"><text:tab/>1) Create a node cur, and assign it the first non-dummy element in the list</text:p>
      <text:p text:style-name="P10"><text:tab/>2) Use a for loop to go through every element in the list by making cur = cur.next</text:p>
      <text:p text:style-name="P10"><text:tab/>3) First check if each element is null, since the equals method won’t work on null objects</text:p>
      <text:p text:style-name="P10"><text:tab/>4) If the element is null and the searched for element is null, return true;</text:p>
      <text:p text:style-name="P10"><text:tab/>5) If the element is not null, use the equals method to compare the current node to the given <text:s text:c="4"/><text:tab/><text:tab/>object</text:p>
      <text:p text:style-name="P10"><text:tab/>6) If the two objects are equal return true. If not, advance cur.</text:p>
      <text:p text:style-name="P10"><text:tab/>7) If the for loop exits, the list does not contain the given object, and the method returns false.</text:p>
      <text:p text:style-name="P11">}</text:p>
      <text:p text:style-name="P6"/>
      <text:p text:style-name="P24">// Removes the first occurrence of the specified element o from this list.</text:p>
      <text:p text:style-name="P1"><text:span text:style-name="T1">public</text:span><text:span text:style-name="T2"> </text:span><text:span text:style-name="T1">boolean</text:span><text:span text:style-name="T2"> remove(Object </text:span><text:span text:style-name="T15">o</text:span><text:span text:style-name="T2">) {</text:span></text:p>
      <text:p text:style-name="P4"><text:span text:style-name="T2"><text:tab/>1) </text:span><text:span text:style-name="T3">Use the contains method to check if the list contains the object to be deleted. If the object is <text:tab/><text:tab/>not in the list, return false;</text:span></text:p>
      <text:p text:style-name="P12"><text:tab/>2) Create nodes cur (set to head.next) and prev(set to head);</text:p>
      <text:p text:style-name="P12"><text:tab/>3) Iterate through the entire list with a loop by assigning prev to cur, and cur to cur.next, <text:tab/><text:tab/>stopping at this.size;</text:p>
      <text:p text:style-name="P12"><text:tab/>4) Check if each element is equal to the passed in object.</text:p>
      <text:p text:style-name="P12"><text:tab/>4a) If the element is equal, set prev.next to cur.next (cutting out the element), reduce the list <text:tab/><text:tab/>size by one, and return true</text:p>
      <text:p text:style-name="P12"><text:tab/>4b) If the element is not equal, advance cur &amp; prev</text:p>
      <text:p text:style-name="P13">}</text:p>
      <text:p text:style-name="P3"/>
      <text:p text:style-name="P24">// Removes all copies of o from this linked list.</text:p>
      <text:p text:style-name="P1"><text:span text:style-name="T1">public</text:span><text:span text:style-name="T2"> </text:span><text:span text:style-name="T1">boolean</text:span><text:span text:style-name="T2"> removeAllCopies( Object </text:span><text:span text:style-name="T15">o</text:span><text:span text:style-name="T2"> ) { </text:span><text:span text:style-name="T12">//passed test</text:span></text:p>
      <text:p text:style-name="P5"><text:span text:style-name="T16"><text:tab/>1) Create a while loops that runs as long as the list contains object o, which is checked using <text:tab/><text:tab/>the </text:span><text:span text:style-name="T17">contains</text:span><text:span text:style-name="T16"> method;</text:span></text:p>
      <text:p text:style-name="P14"><text:tab/>2) Every time the while loop runs, it uses the remove(object) method to remove the first <text:tab/><text:tab/><text:tab/>occurance of object o;</text:p>
      <text:p text:style-name="P15"><text:tab/>3) Use a counter variable to keep track of if an object was removed;</text:p>
      <text:p text:style-name="P11">}</text:p>
      <text:p text:style-name="P6"/>
      <text:p text:style-name="P6"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oft-page-break/><text:span text:style-name="T2"><text:tab/></text:span><text:span text:style-name="T12">// Insert data elements from </text:span><text:span text:style-name="T14">linkedlist</text:span><text:span text:style-name="T12"> A and B alternately into </text:span></text:p>
      <text:p text:style-name="P1"><text:span text:style-name="T1">public</text:span><text:span text:style-name="T2"> </text:span><text:span text:style-name="T1">static</text:span><text:span text:style-name="T2"> MyLinkedList interleave(MyLinkedList </text:span><text:span text:style-name="T15">A</text:span><text:span text:style-name="T2">, MyLinkedList </text:span><text:span text:style-name="T15">B</text:span><text:span text:style-name="T2">) {</text:span></text:p>
      <text:p text:style-name="P18"><text:tab/>1) Create an int called Big to hold the size of the bigger list. Use a if/else statement to set this <text:tab/><text:tab/>value;</text:p>
      <text:p text:style-name="P18"><text:tab/>2) Create a new LinkedList called ret that will hold the interleaved values of A and B;</text:p>
      <text:p text:style-name="P19"><text:tab/>3) Create a for loop that starts at 0 and ends at the value of the integer big created above;</text:p>
      <text:p text:style-name="P25"><text:span text:style-name="T2"><text:tab/>4) Every time the loop runs, it checks if the loop variable is within the size of lists A and B. If it <text:tab/><text:tab/>is, it will add that element of each list to the new list ret. This way, if one list is longer <text:tab/><text:tab/>than another, once the loop variable gets larger than </text:span><text:span text:style-name="T4">the small</text:span><text:span text:style-name="T2"> list, it will only add the <text:tab/><text:tab/>elements of the longer list;</text:span></text:p>
      <text:p text:style-name="P20"><text:tab/>5) Return the new interleaved list ret;</text:p>
      <text:p text:style-name="P16">}</text:p>
      <text:p text:style-name="P6"><text:tab/></text:p>
      <text:p text:style-name="P1"><text:span text:style-name="T2"><text:tab/></text:span><text:span text:style-name="T12">// Inserts the specified element at the specified position in this list. </text:span></text:p>
      <text:p text:style-name="P1"><text:span text:style-name="T1">public</text:span><text:span text:style-name="T2"> </text:span><text:span text:style-name="T1">void</text:span><text:span text:style-name="T2"> add(</text:span><text:span text:style-name="T1">int</text:span><text:span text:style-name="T2"> </text:span><text:span text:style-name="T15">index</text:span><text:span text:style-name="T2">, Object </text:span><text:span text:style-name="T15">o</text:span><text:span text:style-name="T2">) {</text:span></text:p>
      <text:p text:style-name="P21"><text:tab/>1) Create Nodes cur (set to this.head.next) and prev (set to this.head);</text:p>
      <text:p text:style-name="P26"><text:span text:style-name="T2"><text:tab/>2) Create a for loop that </text:span><text:span text:style-name="T5">advances prev and cur</text:span><text:span text:style-name="T2"> as long as the loop variable is smaller than the <text:tab/><text:tab/>passed in index;</text:span></text:p>
      <text:p text:style-name="P27"><text:span text:style-name="T2"><text:tab/>3) </text:span><text:span text:style-name="T6">Once the for loop exits, cur is on the index we want to add. Set prev.next to a new node <text:tab/><text:tab/>containing the passed in object.</text:span></text:p>
      <text:p text:style-name="P22"><text:tab/>4) Set prev to prev.next (the newly created node).</text:p>
      <text:p text:style-name="P22"><text:tab/>5) Set prev.next to cur (linking the new node to the rest of the list).</text:p>
      <text:p text:style-name="P22"><text:tab/>6) Increase the list size by one.</text:p>
      <text:p text:style-name="P17">}</text:p>
      <text:p text:style-name="P3"/>
      <text:p text:style-name="P1"><text:span text:style-name="T2"><text:tab/></text:span><text:span text:style-name="T12">// Returns the element at the specified index in this list.</text:span></text:p>
      <text:p text:style-name="P1"><text:span text:style-name="T1">public</text:span><text:span text:style-name="T2"> Object get(</text:span><text:span text:style-name="T1">int</text:span><text:span text:style-name="T2"> </text:span><text:span text:style-name="T15">index</text:span><text:span text:style-name="T2">) </text:span><text:span text:style-name="T1">throws</text:span><text:span text:style-name="T2"> IndexOutOfBoundsException{</text:span></text:p>
      <text:p text:style-name="P33"><text:tab/>1) Check to ensure the index is within range of the list;</text:p>
      <text:p text:style-name="P28"><text:span text:style-name="T8"><text:tab/>2</text:span><text:span text:style-name="T2">) Create a node called cur set to this.head.next;</text:span></text:p>
      <text:p text:style-name="P28"><text:span text:style-name="T8"><text:tab/>3</text:span><text:span text:style-name="T2">) Create a for loop which advances cur. It starts at 0 and ends when the loop variable is equal <text:tab/><text:tab/>to the index;</text:span></text:p>
      <text:p text:style-name="P28"><text:span text:style-name="T8"><text:tab/>4</text:span><text:span text:style-name="T2">) </text:span><text:span text:style-name="T7">Return cur.data (since cur is on the element of the given index);</text:span></text:p>
      <text:p text:style-name="P34">}</text:p>
      <text:p text:style-name="P6"/>
      <text:p text:style-name="P1"><text:span text:style-name="T2"><text:tab/></text:span><text:span text:style-name="T12">// Removes (cuts out) the list node at the specified index in this list. </text:span></text:p>
      <text:p text:style-name="P1"><text:span text:style-name="T1">public</text:span><text:span text:style-name="T2"> Object remove(</text:span><text:span text:style-name="T1">int</text:span><text:span text:style-name="T2"> </text:span><text:span text:style-name="T15">index</text:span><text:span text:style-name="T2">) </text:span><text:span text:style-name="T1">throws</text:span><text:span text:style-name="T2"> IndexOutOfBoundsException {</text:span></text:p>
      <text:p text:style-name="P29"><text:span text:style-name="T2"><text:tab/>1) </text:span><text:span text:style-name="T9">Check to ensure the index is within range of the list size;</text:span></text:p>
      <text:p text:style-name="P30"><text:span text:style-name="T9"><text:tab/>2</text:span><text:span text:style-name="T2">) Create nodes cur (set to this.head.next) and prev (set to this.head);</text:span></text:p>
      <text:p text:style-name="P31"><text:span text:style-name="T2"><text:tab/>3) </text:span><text:span text:style-name="T10">Create a for loop which advences prev and cur until the loop variable equals the index. Now <text:tab/><text:tab/>cur is on the element to remove.</text:span></text:p>
      <text:p text:style-name="P32"><text:span text:style-name="T2"><text:tab/>4) </text:span><text:span text:style-name="T11">Set prev.next to cur.next, cutting out cur;</text:span></text:p>
      <text:p text:style-name="P35"><text:tab/>5) Decrease the list size variable by one;</text:p>
      <text:p text:style-name="P35"><text:tab/>6) Return cur.data;</text:p>
      <text:p text:style-name="P36">}</text:p>
      <text:p text:style-name="P6"/>
      <text:p text:style-name="P1"><text:span text:style-name="T2"><text:tab/></text:span><text:span text:style-name="T12">//Add the object e to the end of this list.</text:span></text:p>
      <text:p text:style-name="P1"><text:span text:style-name="T1">public</text:span><text:span text:style-name="T2"> </text:span><text:span text:style-name="T1">boolean</text:span><text:span text:style-name="T2"> add(Object </text:span><text:span text:style-name="T15">e</text:span><text:span text:style-name="T2">) {</text:span></text:p>
      <text:p text:style-name="P23"><text:tab/>1) Check if the size is zero. If so, use the addFirst method and return true.</text:p>
      <text:p text:style-name="P23"><text:tab/>2) If the size is greater than zero, create a new ListNode called cur assigned to this.head.next</text:p>
      <text:p text:style-name="P23"><text:tab/>3) Create a while loop that advances cur down the list as long as cur.next is not null.</text:p>
      <text:p text:style-name="P23"><text:tab/>4) Once the while loop exits, we are at the end of the list. Now we set cur.next to a new node <text:tab/><text:tab/>with object e as a parameter. Then, return true.</text:p>
      <text:p text:style-name="P6"><text:s/><text:span text:style-name="T18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58057f" officeooo:paragraph-rsid="0058057f"/>
    </style:style>
    <style:style style:name="MP2" style:family="paragraph">
      <style:paragraph-properties fo:text-align="center"/>
    </style:style>
    <style:style style:name="MP3" style:family="paragraph">
      <loext:graphic-properties draw:fill="none" draw:fill-color="#ffffff"/>
      <style:paragraph-properties fo:text-align="center"/>
      <style:text-properties fo:font-size="12pt"/>
    </style:style>
    <style:style style:name="MT1" style:family="text">
      <style:text-properties fo:font-size="12pt"/>
    </style:style>
    <style:style style:name="Mgr1" style:family="graphic">
      <style:graphic-properties draw:stroke="none" svg:stroke-color="#000000" draw:fill="none" draw:fill-color="#ffffff" fo:min-height="0.1236in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1"><draw:frame text:anchor-type="paragraph" draw:z-index="0" draw:name="Shape1" draw:style-name="Mgr1" draw:text-style-name="MP3" svg:width="1.7925in" svg:height="0.1925in" svg:x="2.6425in" svg:y="-0.5693in"><draw:text-box><text:p text:style-name="MP2"><text:span text:style-name="MT1">Homework 1 </text:span><text:span text:style-name="MT1">Progress</text:span></text:p></draw:text-box></draw:frame><text:tab/>Luke Mattfeld</text:p>
        <text:p text:style-name="MP1">CSCD 300</text:p>
        <text:p text:style-name="MP1">04/10/2018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6:58:18.878924773</meta:creation-date>
    <dc:date>2018-04-10T07:41:16.355096948</dc:date>
    <meta:editing-duration>PT3H36M10S</meta:editing-duration>
    <meta:editing-cycles>60</meta:editing-cycles>
    <meta:generator>LibreOffice/6.0.3.2$Linux_X86_64 LibreOffice_project/00m0$Build-2</meta:generator>
    <meta:document-statistic meta:table-count="0" meta:image-count="0" meta:object-count="0" meta:page-count="2" meta:paragraph-count="77" meta:word-count="932" meta:character-count="4964" meta:non-whitespace-character-count="4015"/>
  </office:meta>
</office:document-meta>
</file>